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CS 675</text:p>
      <text:p text:style-name="P2">English, Kevin W.</text:p>
      <text:p text:style-name="P2">Assignment 3</text:p>
      <text:p text:style-name="P2"/>
      <text:p text:style-name="P2">Part 1: Overlap</text:p>
      <text:p text:style-name="Standard">Using the frags.fasta, we wrote a ruby script to execute the Emboss water alignment tool for each sequences. The script places each sequence was placed into it's own file (frags1.fasta, frags2.fasta) and run an alignment against frags.fasta. <text:s text:c="2"/>When reviewing all the water output, it was determined that many sequences had a similarity score &gt; 100-90% range and many had similarity score below 65%. The alignments with 65% introduced more gaps and so only sequences with over 90% similarity score were kept in the graph. Many had similarity scores of 100%. The program was modified to parse the output of water and generate graphviz dot file for sequence hits with score greater that 90%. Also, redundant graph pointers were elemiated.</text:p>
      <text:p text:style-name="Standard"><text:tab/>The final resulting graph of all the sequences can be found in the included file <text:span text:style-name="T3">all.dot</text:span> and the corresponding visual graph <text:span text:style-name="T3">all.jpg.</text:span></text:p>
      <text:p text:style-name="Standard"/>
      <text:p text:style-name="P1">Part 2: Layout</text:p>
      <text:p text:style-name="P1"/>
      <text:p text:style-name="P1"><text:tab/>We removed redundant node 11, 15, 12, 16, 9</text:p>
      <text:p text:style-name="Standard"/>
      <text:p text:style-name="Standard"><text:span text:style-name="T1">Part 3</text:span>: <text:span text:style-name="T1">Consensus</text:span></text:p>
      <text:p text:style-name="Standard"><text:span text:style-name="T1"/></text:p>
      <text:p text:style-name="Standard"><text:span text:style-name="T1"><text:tab/></text:span><text:span text:style-name="T2">Using the graph found in part 1, the assembly was manually done. It was done by looking at each node in the graph and seeing what sequences were similar and then referring back to the water alignment to determine where the alignment began. The process could have been automated but due to the small number of sequences, the manual process only took about 20-30 minutes. The included file </text:span><text:span text:style-name="T4">final-assembly.txt</text:span><text:span text:style-name="T2"> contains the assembly layout. There are 2 layouts in the file. One is by sequences number and then next is by This layout was </text:span></text:p>
      <text:p text:style-name="Standard"/>
      <text:p text:style-name="Standard">Assignment 3</text:p>
      <text:p text:style-name="Standard"/>
      <text:p text:style-name="Standard"/>
      <text:p text:style-name="Standard"/>
      <text:p text:style-name="Standard">Using Water and parsing the output in ruby, we generated the graph file.</text:p>
      <text:p text:style-name="Standard">2)we removed redundant node 11, 15, 12, 16,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vin English</meta:initial-creator>
    <meta:creation-date>2009-11-21T16:19:41</meta:creation-date>
    <dc:date>2009-11-22T17:48:21</dc:date>
    <dc:creator>Kevin English</dc:creator>
    <meta:editing-duration>PT00H33M48S</meta:editing-duration>
    <meta:editing-cycles>13</meta:editing-cycles>
    <meta:generator>OpenOffice.org/3.1$Linux OpenOffice.org_project/310m19$Build-9420</meta:generator>
    <meta:document-statistic meta:table-count="0" meta:image-count="0" meta:object-count="0" meta:page-count="1" meta:paragraph-count="13" meta:word-count="285" meta:character-count="1661"/>
  </office:meta>
</office:document-meta>
</file>